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irst_20_Paragraph">
      <style:paragraph-properties fo:margin-top="0in" fo:margin-bottom="0in" style:contextual-spacing="false"/>
    </style:style>
    <style:style style:name="P2" style:family="paragraph" style:parent-style-name="First_20_Paragraph">
      <style:paragraph-properties fo:margin-top="0.1252in" fo:margin-bottom="0in" style:contextual-spacing="false"/>
    </style:style>
    <style:style style:name="P3" style:family="paragraph" style:parent-style-name="First_20_Paragraph">
      <style:paragraph-properties fo:margin-top="0in" fo:margin-bottom="0.1252in" style:contextual-spacing="false"/>
    </style:style>
    <style:style style:name="P4" style:family="paragraph" style:parent-style-name="Source_20_Code">
      <style:paragraph-properties fo:margin-top="0in" fo:margin-bottom="0in" style:contextual-spacing="false"/>
    </style:style>
    <style:style style:name="P5" style:family="paragraph" style:parent-style-name="Standard" style:list-style-name="WWNum2"/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Text_20_body">
      <style:paragraph-properties fo:margin-top="0.1252in" fo:margin-bottom="0in" style:contextual-spacing="false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G analysis sheet</text:p>
      <text:p text:style-name="Date">2025-03-25</text:p>
      <text:h text:style-name="Heading_20_1" text:outline-level="1"><text:bookmark-start text:name="load-required-libraries"/>Load required libraries</text:h>
      <text:p text:style-name="P6"/>
      <text:p text:style-name="Source_20_Code"><text:span text:style-name="CommentTok"># Install required packages if not already installed</text:span><text:line-break/><text:span text:style-name="ControlFlowTok">if</text:span><text:span text:style-name="NormalTok"> (</text:span><text:span text:style-name="SpecialCharTok">!</text:span><text:span text:style-name="FunctionTok">requireNamespace</text:span><text:span text:style-name="NormalTok">(</text:span><text:span text:style-name="StringTok">"DESeq2"</text:span><text:span text:style-name="NormalTok">, </text:span><text:span text:style-name="AttributeTok">quietly =</text:span><text:span text:style-name="NormalTok"> </text:span><text:span text:style-name="ConstantTok">TRUE</text:span><text:span text:style-name="NormalTok">)) {</text:span><text:line-break/><text:span text:style-name="NormalTok"> <text:s/></text:span><text:span text:style-name="FunctionTok">install.packages</text:span><text:span text:style-name="NormalTok">(</text:span><text:span text:style-name="StringTok">"BiocManager"</text:span><text:span text:style-name="NormalTok">)</text:span><text:line-break/><text:span text:style-name="NormalTok"> <text:s/>BiocManager</text:span><text:span text:style-name="SpecialCharTok">::</text:span><text:span text:style-name="FunctionTok">install</text:span><text:span text:style-name="NormalTok">(</text:span><text:span text:style-name="StringTok">"DESeq2"</text:span><text:span text:style-name="NormalTok">)</text:span><text:line-break/><text:span text:style-name="NormalTok">}</text:span><text:line-break/><text:line-break/><text:span text:style-name="CommentTok"># Load libraries</text:span><text:line-break/><text:span text:style-name="FunctionTok">library</text:span><text:span text:style-name="NormalTok">(DESeq2)</text:span><text:line-break/><text:line-break/><text:span text:style-name="CommentTok"># Check your current directory</text:span><text:line-break/><text:span text:style-name="FunctionTok">getwd</text:span><text:span text:style-name="NormalTok">()</text:span></text:p>
      <text:p text:style-name="Source_20_Code"><text:span text:style-name="CommentTok"># Set your working directory</text:span><text:line-break/><text:span text:style-name="FunctionTok">setwd</text:span><text:span text:style-name="NormalTok">(</text:span><text:span text:style-name="StringTok">"J:/Dropbox/Prague/Teaching/Course genomics of speciation/2024-2025/RNA-Seq practical/DEG analysis"</text:span><text:span text:style-name="NormalTok">)</text:span></text:p>
      <text:h text:style-name="Heading_20_1" text:outline-level="1"><text:bookmark-start text:name="import-data"/><text:bookmark-end text:name="load-required-libraries"/>Import data</text:h>
      <text:p text:style-name="P6"/>
      <text:p text:style-name="P2">Load the raw gene expression data (genes as rows, samples as columns) as well as the sample information (experimental design, e.g., control/treatment).</text:p>
      <text:p text:style-name="P6"/>
      <text:p text:style-name="P4"><text:span text:style-name="CommentTok"># Load the counts data and metadata</text:span><text:line-break/><text:span text:style-name="NormalTok">counts </text:span><text:span text:style-name="OtherTok">&lt;-</text:span><text:span text:style-name="NormalTok"> </text:span><text:span text:style-name="FunctionTok">read.csv</text:span><text:span text:style-name="NormalTok">(</text:span><text:span text:style-name="StringTok">"your_read_counts.csv"</text:span><text:span text:style-name="NormalTok">, </text:span><text:span text:style-name="AttributeTok">row.names =</text:span><text:span text:style-name="NormalTok"> </text:span><text:span text:style-name="DecValTok">1</text:span><text:span text:style-name="NormalTok">) </text:span></text:p>
      <text:p text:style-name="Source_20_Code"><text:span text:style-name="NormalTok">metadata </text:span><text:span text:style-name="OtherTok">&lt;-</text:span><text:span text:style-name="NormalTok"> </text:span><text:span text:style-name="FunctionTok">read.csv</text:span><text:span text:style-name="NormalTok">(</text:span><text:span text:style-name="StringTok">"your_sample_metadata.csv"</text:span><text:span text:style-name="NormalTok">, </text:span><text:span text:style-name="AttributeTok">row.names =</text:span><text:span text:style-name="NormalTok"> </text:span><text:span text:style-name="DecValTok">1</text:span><text:span text:style-name="NormalTok">) </text:span></text:p>
      <text:p text:style-name="P4"><text:span text:style-name="CommentTok"># Check the structure of each input files</text:span><text:line-break/><text:span text:style-name="FunctionTok">head</text:span><text:span text:style-name="NormalTok">(counts)</text:span></text:p>
      <text:p text:style-name="P4"><text:span text:style-name="FunctionTok">head</text:span><text:span text:style-name="NormalTok">(metadata)</text:span></text:p>
      <text:p text:style-name="P1"/>
      <text:p text:style-name="First_20_Paragraph">Think about your experimental design. Which experimental groups would you like to compare? Based on what we learnt about contrasts in DESeq2, would you apply the approach outlined in Chapter I (compare only two groups) or Chapter II (compare two or more groups using a special function)?</text:p>
      <text:p text:style-name="Text_20_body"/>
      <text:h text:style-name="Heading_20_3" text:outline-level="3"><text:bookmark-start text:name="chapter-i-compare-only-two-groups"/><text:soft-page-break/><text:span text:style-name="T1">Chapter I: Compare only two groups</text:span></text:h>
      <text:p text:style-name="P1"/>
      <text:p text:style-name="First_20_Paragraph">Use this approach when you’re comparing exactly <text:span text:style-name="T2">two groups</text:span>, such as: </text:p>
      <text:p text:style-name="First_20_Paragraph">- Control vs Treatment </text:p>
      <text:p text:style-name="First_20_Paragraph">- Wildtype vs Mutant </text:p>
      <text:p text:style-name="First_20_Paragraph">- Genotype A vs Genotype B</text:p>
      <text:p text:style-name="Text_20_body">Here, you use the formula <text:span text:style-name="Verbatim_20_Char">design = ~grouping</text:span>, which tells DESeq2 to model gene expression based on the <text:span text:style-name="T2">levels in the ‘grouping’ column</text:span> of your metadata. So, ‘grouping’ refers to the column in your metadata file that defines experimental groups. # ~grouping includes an intercept (baseline group)</text:p>
      <text:p text:style-name="Text_20_body">By setting the levels manually (e.g., <text:span text:style-name="Verbatim_20_Char">c("control", "treatment")</text:span>), you’re defining which is the <text:span text:style-name="T2">baseline (control)</text:span> and which is the <text:span text:style-name="T2">comparison (treatment)</text:span> group.</text:p>
      <text:h text:style-name="Heading_20_1" text:outline-level="1"><text:bookmark-start text:name="Xd8c61f44e8f118869ae8aa376e89d57f419adbb"/><text:bookmark-end text:name="import-data"/><text:bookmark-end text:name="chapter-i-compare-only-two-groups"/>Create a DESeq2 dataset and run the analysis</text:h>
      <text:p text:style-name="P6"/>
      <text:p text:style-name="First_20_Paragraph">To perform differential expression analysis, DESeq2 needs both the <text:span text:style-name="T2">raw gene counts</text:span> and the <text:span text:style-name="T2">sample information (metadata)</text:span> in a specific format — this is called a <text:span text:style-name="T2">DESeqDataSet</text:span>.</text:p>
      <text:p text:style-name="P7">The DESeq2 dataset combines: </text:p>
      <text:p text:style-name="P7">- The <text:span text:style-name="T2">counts matrix</text:span> (genes x samples) — tells DESeq2 how many reads mapped to each gene. </text:p>
      <text:p text:style-name="P7">- The <text:span text:style-name="T2">metadata</text:span> (samples x variables) — tells DESeq2 which samples belong to which experimental groups (e.g., treatment vs control). </text:p>
      <text:p text:style-name="P7">- A <text:span text:style-name="T2">design formula</text:span> — defines which variable(s) DESeq2 should use to compare groups.</text:p>
      <text:p text:style-name="P6"/>
      <text:p text:style-name="P6"/>
      <text:p text:style-name="Source_20_Code"><text:span text:style-name="CommentTok"># Create a DESeq2 object</text:span><text:line-break/><text:span text:style-name="NormalTok">dds </text:span><text:span text:style-name="OtherTok">&lt;-</text:span><text:span text:style-name="NormalTok"> </text:span><text:span text:style-name="FunctionTok">DESeqDataSetFromMatrix</text:span><text:span text:style-name="NormalTok">(</text:span><text:span text:style-name="AttributeTok">countData =</text:span><text:span text:style-name="NormalTok"> counts,</text:span><text:line-break/><text:span text:style-name="NormalTok"> <text:s text:c="29"/></text:span><text:span text:style-name="AttributeTok">colData =</text:span><text:span text:style-name="NormalTok"> metadata,</text:span><text:line-break/><text:span text:style-name="NormalTok"> <text:s text:c="29"/></text:span><text:span text:style-name="AttributeTok">design =</text:span><text:span text:style-name="NormalTok"> </text:span><text:span text:style-name="SpecialCharTok">~</text:span><text:span text:style-name="NormalTok">grouping) <text:s/></text:span><text:span text:style-name="CommentTok"># Make sure to replace 'grouping' with the column you're using for comparison in your metadata</text:span></text:p>
      <text:p text:style-name="Source_20_Code"><text:span text:style-name="CommentTok"># Make sure grouping is a factor</text:span><text:line-break/><text:span text:style-name="NormalTok">dds</text:span><text:span text:style-name="SpecialCharTok">$</text:span><text:span text:style-name="NormalTok">grouping </text:span><text:span text:style-name="OtherTok">&lt;-</text:span><text:span text:style-name="NormalTok"> </text:span><text:span text:style-name="FunctionTok">factor</text:span><text:span text:style-name="NormalTok">(dds</text:span><text:span text:style-name="SpecialCharTok">$</text:span><text:span text:style-name="NormalTok">grouping, </text:span><text:span text:style-name="AttributeTok">levels=</text:span><text:span text:style-name="FunctionTok">c</text:span><text:span text:style-name="NormalTok">(</text:span><text:span text:style-name="StringTok">"level 1"</text:span><text:span text:style-name="NormalTok">, </text:span><text:span text:style-name="StringTok">"level 2"</text:span><text:span text:style-name="NormalTok">))</text:span></text:p>
      <text:p text:style-name="Source_20_Code"><text:span text:style-name="CommentTok"># (OPTIONAL) Remove genes with very low counts across all samples</text:span><text:line-break/><text:span text:style-name="CommentTok"># Keep genes where the total count across all samples is at least 10</text:span><text:line-break/><text:span text:style-name="NormalTok">dds </text:span><text:span text:style-name="OtherTok">&lt;-</text:span><text:span text:style-name="NormalTok"> dds[</text:span><text:span text:style-name="FunctionTok">rowSums</text:span><text:span text:style-name="NormalTok">(</text:span><text:span text:style-name="FunctionTok">counts</text:span><text:span text:style-name="NormalTok">(dds)) </text:span><text:span text:style-name="SpecialCharTok">&gt;=</text:span><text:span text:style-name="NormalTok"> </text:span><text:span text:style-name="DecValTok">10</text:span><text:span text:style-name="NormalTok">, ]</text:span></text:p>
      <text:p text:style-name="Source_20_Code"><text:soft-page-break/><text:span text:style-name="CommentTok"># Run the differential expression analysis</text:span><text:line-break/><text:span text:style-name="NormalTok">dds </text:span><text:span text:style-name="OtherTok">&lt;-</text:span><text:span text:style-name="NormalTok"> </text:span><text:span text:style-name="FunctionTok">DESeq</text:span><text:span text:style-name="NormalTok">(dds)</text:span></text:p>
      <text:h text:style-name="Heading_20_1" text:outline-level="1"><text:bookmark-start text:name="view-and-filter-results"/><text:bookmark-end text:name="Xd8c61f44e8f118869ae8aa376e89d57f419adbb"/>View and filter results</text:h>
      <text:p text:style-name="P6"/>
      <text:p text:style-name="Source_20_Code"><text:span text:style-name="CommentTok"># Perform your desired contrast <text:s text:c="2"/></text:span><text:line-break/><text:span text:style-name="NormalTok">results_table </text:span><text:span text:style-name="OtherTok">&lt;-</text:span><text:span text:style-name="NormalTok"> </text:span><text:span text:style-name="FunctionTok">results</text:span><text:span text:style-name="NormalTok">(dds, </text:span><text:span text:style-name="AttributeTok">contrast =</text:span><text:span text:style-name="NormalTok"> </text:span><text:span text:style-name="FunctionTok">c</text:span><text:span text:style-name="NormalTok">(</text:span><text:span text:style-name="StringTok">"grouping"</text:span><text:span text:style-name="NormalTok">, </text:span><text:span text:style-name="StringTok">"level 1"</text:span><text:span text:style-name="NormalTok">, </text:span><text:span text:style-name="StringTok">"level 2"</text:span><text:span text:style-name="NormalTok">))</text:span></text:p>
      <text:p text:style-name="Source_20_Code"><text:span text:style-name="CommentTok"># In a DESeq2 model, R compares two groups:</text:span><text:line-break/><text:span text:style-name="CommentTok"># - One group is used as the "baseline" (this is the intercept)</text:span><text:line-break/><text:span text:style-name="CommentTok"># - The difference between the other group and the baseline is the "coefficient"</text:span><text:line-break/><text:span text:style-name="CommentTok"># This tells us how much more or less a gene is expressed in one group compared to the other.</text:span><text:line-break/><text:line-break/><text:span text:style-name="CommentTok"># Remove genes with missing values</text:span><text:line-break/><text:span text:style-name="NormalTok">results_table </text:span><text:span text:style-name="OtherTok">&lt;-</text:span><text:span text:style-name="NormalTok"> </text:span><text:span text:style-name="FunctionTok">na.omit</text:span><text:span text:style-name="NormalTok">(results_table)</text:span></text:p>
      <text:p text:style-name="Source_20_Code"><text:span text:style-name="CommentTok"># Filter for significant genes (adjusted p-value &lt; 0.05)</text:span><text:line-break/><text:span text:style-name="NormalTok">significant_genes </text:span><text:span text:style-name="OtherTok">&lt;-</text:span><text:span text:style-name="NormalTok"> results_table[results_table</text:span><text:span text:style-name="SpecialCharTok">$</text:span><text:span text:style-name="NormalTok">padj </text:span><text:span text:style-name="SpecialCharTok">&lt;</text:span><text:span text:style-name="NormalTok"> </text:span><text:span text:style-name="FloatTok">0.05</text:span><text:span text:style-name="NormalTok">, ]</text:span></text:p>
      <text:p text:style-name="P4"><text:span text:style-name="CommentTok"># Check how many genes are significant</text:span><text:line-break/><text:span text:style-name="FunctionTok">nrow</text:span><text:span text:style-name="NormalTok">(significant_genes)</text:span></text:p>
      <text:p text:style-name="P1"/>
      <text:p text:style-name="First_20_Paragraph">How many genes passed the significance threshold?</text:p>
      <text:h text:style-name="Heading_20_1" text:outline-level="1"><text:bookmark-start text:name="identify-up--and-down-regulated-genes"/><text:bookmark-end text:name="view-and-filter-results"/>Identify Up- and Down-regulated genes</text:h>
      <text:p text:style-name="P6"/>
      <text:p text:style-name="Source_20_Code"><text:span text:style-name="CommentTok"># Up-regulated in inter (log2 Fold Change &gt; 1)</text:span><text:line-break/><text:span text:style-name="NormalTok">up_genes </text:span><text:span text:style-name="OtherTok">&lt;-</text:span><text:span text:style-name="NormalTok"> significant_genes[significant_genes</text:span><text:span text:style-name="SpecialCharTok">$</text:span><text:span text:style-name="NormalTok">log2FoldChange </text:span><text:span text:style-name="SpecialCharTok">&gt;</text:span><text:span text:style-name="NormalTok"> </text:span><text:span text:style-name="DecValTok">1</text:span><text:span text:style-name="NormalTok">, ]</text:span></text:p>
      <text:p text:style-name="P4"><text:span text:style-name="CommentTok"># Down-regulated in inter (log2 Fold Change &lt; -1)</text:span><text:line-break/><text:span text:style-name="NormalTok">down_genes </text:span><text:span text:style-name="OtherTok">&lt;-</text:span><text:span text:style-name="NormalTok"> significant_genes[significant_genes</text:span><text:span text:style-name="SpecialCharTok">$</text:span><text:span text:style-name="NormalTok">log2FoldChange </text:span><text:span text:style-name="SpecialCharTok">&lt;</text:span><text:span text:style-name="NormalTok"> </text:span><text:span text:style-name="SpecialCharTok">-</text:span><text:span text:style-name="DecValTok">1</text:span><text:span text:style-name="NormalTok">, ]</text:span></text:p>
      <text:p text:style-name="P1"/>
      <text:p text:style-name="P3">Out of all the significantly differentially expressed genes, how many were upregulated and how many were downregulated?</text:p>
      <text:h text:style-name="Heading_20_1" text:outline-level="1"><text:bookmark-start text:name="save-the-results"/><text:bookmark-end text:name="identify-up--and-down-regulated-genes"/>Save the results</text:h>
      <text:p text:style-name="P6"/>
      <text:p text:style-name="P4"><text:span text:style-name="FunctionTok">write.csv</text:span><text:span text:style-name="NormalTok">(</text:span><text:span text:style-name="FunctionTok">as.data.frame</text:span><text:span text:style-name="NormalTok">(up_genes), </text:span><text:span text:style-name="StringTok">"your_output_up.csv"</text:span><text:span text:style-name="NormalTok">)</text:span></text:p>
      <text:p text:style-name="Source_20_Code"><text:span text:style-name="FunctionTok">write.csv</text:span><text:span text:style-name="NormalTok">(</text:span><text:span text:style-name="FunctionTok">as.data.frame</text:span><text:span text:style-name="NormalTok">(down_genes), </text:span><text:span text:style-name="StringTok">"your_output_down.csv"</text:span><text:span text:style-name="NormalTok">)</text:span></text:p>
      <text:h text:style-name="Heading_20_3" text:outline-level="3"><text:bookmark-start text:name="X7f9a3e0ff7c9b18b7109fbfa0cf9d07e711e650"/><text:soft-page-break/><text:span text:style-name="T1">Chapter II: Compare two or more groups using contraster()</text:span></text:h>
      <text:p text:style-name="P1"/>
      <text:p text:style-name="First_20_Paragraph">Use this approach when: </text:p>
      <text:p text:style-name="First_20_Paragraph">- You want to compare <text:span text:style-name="T2">a group vs. the average</text:span> of multiple other groups </text:p>
      <text:p text:style-name="First_20_Paragraph">- You want to customize contrasts beyond simple pairwise comparisons </text:p>
      <text:p text:style-name="First_20_Paragraph">- Your experimental design involves more than two groups<text:bookmark text:name="_GoBack"/></text:p>
      <text:p text:style-name="Text_20_body">Here, the formula is <text:span text:style-name="Verbatim_20_Char">design = ~0 + grouping</text:span>, which removes the default intercept and lets you manually build contrasts using the <text:span text:style-name="Verbatim_20_Char">contraster()</text:span> function.</text:p>
      <text:p text:style-name="Text_20_body">The <text:span text:style-name="Verbatim_20_Char">grouping</text:span> column in your metadata should still define the biological groups (e.g., genotypes, treatments), but now you have more flexibility.</text:p>
      <text:p text:style-name="Text_20_body">For example:</text:p>
      <text:p text:style-name="Text_20_body">group1 = list(c(“grouping”, “treatment A”, “treatment B”)) group2 = list(c(“grouping”, “control”))</text:p>
      <text:p text:style-name="Text_20_body">This compares the average of treatment A and treatment B to control.</text:p>
      <text:h text:style-name="Heading_20_1" text:outline-level="1"><text:bookmark-start text:name="X229e938695b20e46c9a7c2f4e5345f277f06bf5"/><text:bookmark-end text:name="save-the-results"/><text:bookmark-end text:name="X7f9a3e0ff7c9b18b7109fbfa0cf9d07e711e650"/>Create a DESeq2 dataset and run the analysis</text:h>
      <text:p text:style-name="P6"/>
      <text:p text:style-name="P6"/>
      <text:p text:style-name="Source_20_Code"><text:span text:style-name="CommentTok"># Create a DESeq2 object</text:span><text:line-break/><text:span text:style-name="NormalTok">dds </text:span><text:span text:style-name="OtherTok">&lt;-</text:span><text:span text:style-name="NormalTok"> </text:span><text:span text:style-name="FunctionTok">DESeqDataSetFromMatrix</text:span><text:span text:style-name="NormalTok">(</text:span><text:span text:style-name="AttributeTok">countData =</text:span><text:span text:style-name="NormalTok"> counts,</text:span><text:line-break/><text:span text:style-name="NormalTok"> <text:s text:c="29"/></text:span><text:span text:style-name="AttributeTok">colData =</text:span><text:span text:style-name="NormalTok"> metadata,</text:span><text:line-break/><text:span text:style-name="NormalTok"> <text:s text:c="29"/></text:span><text:span text:style-name="AttributeTok">design =</text:span><text:span text:style-name="NormalTok"> </text:span><text:span text:style-name="SpecialCharTok">~</text:span><text:span text:style-name="DecValTok">0</text:span><text:span text:style-name="SpecialCharTok">+</text:span><text:span text:style-name="NormalTok">grouping)</text:span><text:line-break/><text:span text:style-name="CommentTok"># ~0 + grouping removes intercept and estimates each group separately</text:span></text:p>
      <text:p text:style-name="Source_20_Code"><text:span text:style-name="CommentTok"># Make sure to replace 'grouping' with the column you're using for comparison in your metadata</text:span><text:line-break/><text:line-break/><text:span text:style-name="CommentTok"># Make sure grouping is a factor</text:span><text:line-break/><text:span text:style-name="NormalTok">dds</text:span><text:span text:style-name="SpecialCharTok">$</text:span><text:span text:style-name="NormalTok">grouping </text:span><text:span text:style-name="OtherTok">&lt;-</text:span><text:span text:style-name="NormalTok"> </text:span><text:span text:style-name="FunctionTok">factor</text:span><text:span text:style-name="NormalTok">(dds</text:span><text:span text:style-name="SpecialCharTok">$</text:span><text:span text:style-name="NormalTok">grouping, </text:span><text:span text:style-name="AttributeTok">levels=</text:span><text:span text:style-name="FunctionTok">c</text:span><text:span text:style-name="NormalTok">(</text:span><text:span text:style-name="StringTok">"level 1"</text:span><text:span text:style-name="NormalTok">, </text:span><text:span text:style-name="StringTok">"level 2"</text:span><text:span text:style-name="NormalTok">, </text:span><text:span text:style-name="StringTok">"level 3"</text:span><text:span text:style-name="NormalTok">...))</text:span><text:line-break/><text:line-break/><text:span text:style-name="CommentTok"># (OPTIONAL) Remove genes with very low counts across all samples</text:span><text:line-break/><text:span text:style-name="CommentTok"># Keep genes where the total count across all samples is at least 10</text:span><text:line-break/><text:span text:style-name="NormalTok">dds </text:span><text:span text:style-name="OtherTok">&lt;-</text:span><text:span text:style-name="NormalTok"> dds[</text:span><text:span text:style-name="FunctionTok">rowSums</text:span><text:span text:style-name="NormalTok">(</text:span><text:span text:style-name="FunctionTok">counts</text:span><text:span text:style-name="NormalTok">(dds)) </text:span><text:span text:style-name="SpecialCharTok">&gt;=</text:span><text:span text:style-name="NormalTok"> </text:span><text:span text:style-name="DecValTok">10</text:span><text:span text:style-name="NormalTok">, ]</text:span><text:line-break/><text:line-break/><text:span text:style-name="CommentTok"># Run the differential expression analysis</text:span><text:line-break/><text:span text:style-name="NormalTok">dds </text:span><text:span text:style-name="OtherTok">&lt;-</text:span><text:span text:style-name="NormalTok"> </text:span><text:span text:style-name="FunctionTok">DESeq</text:span><text:span text:style-name="NormalTok">(dds)</text:span></text:p>
      <text:h text:style-name="Heading_20_1" text:outline-level="1"><text:bookmark-start text:name="define-the-contraster-function"/><text:bookmark-end text:name="X229e938695b20e46c9a7c2f4e5345f277f06bf5"/><text:soft-page-break/>Define the contraster function</text:h>
      <text:p text:style-name="P6"/>
      <text:p text:style-name="Source_20_Code"><text:span text:style-name="NormalTok">contraster </text:span><text:span text:style-name="OtherTok">&lt;-</text:span><text:span text:style-name="NormalTok"> </text:span><text:span text:style-name="ControlFlowTok">function</text:span><text:span text:style-name="NormalTok">(dds, <text:s text:c="3"/></text:span><text:span text:style-name="CommentTok"># should contain colData and design</text:span><text:line-break/><text:span text:style-name="NormalTok"> <text:s text:c="22"/>group1, </text:span><text:span text:style-name="CommentTok"># list of character vectors each with 2 or more items </text:span><text:line-break/><text:span text:style-name="NormalTok"> <text:s text:c="22"/>group2, </text:span><text:span text:style-name="CommentTok"># list of character vectors each with 2 or more items</text:span><text:line-break/><text:span text:style-name="NormalTok"> <text:s text:c="22"/></text:span><text:span text:style-name="AttributeTok">weighted =</text:span><text:span text:style-name="NormalTok"> F</text:span><text:line-break/><text:span text:style-name="NormalTok">){</text:span><text:line-break/><text:span text:style-name="NormalTok"> <text:s/></text:span><text:line-break/><text:span text:style-name="NormalTok"> <text:s/></text:span><text:line-break/><text:span text:style-name="NormalTok"> <text:s/>mod_mat </text:span><text:span text:style-name="OtherTok">&lt;-</text:span><text:span text:style-name="NormalTok"> </text:span><text:span text:style-name="FunctionTok">model.matrix</text:span><text:span text:style-name="NormalTok">(</text:span><text:span text:style-name="FunctionTok">design</text:span><text:span text:style-name="NormalTok">(dds), </text:span><text:span text:style-name="FunctionTok">colData</text:span><text:span text:style-name="NormalTok">(dds))</text:span><text:line-break/><text:span text:style-name="NormalTok"> <text:s/></text:span><text:line-break/><text:span text:style-name="NormalTok"> <text:s/>grp1_rows </text:span><text:span text:style-name="OtherTok">&lt;-</text:span><text:span text:style-name="NormalTok"> </text:span><text:span text:style-name="FunctionTok">list</text:span><text:span text:style-name="NormalTok">()</text:span><text:line-break/><text:span text:style-name="NormalTok"> <text:s/>grp2_rows </text:span><text:span text:style-name="OtherTok">&lt;-</text:span><text:span text:style-name="NormalTok"> </text:span><text:span text:style-name="FunctionTok">list</text:span><text:span text:style-name="NormalTok">()</text:span><text:line-break/><text:span text:style-name="NormalTok"> <text:s/></text:span><text:line-break/><text:span text:style-name="NormalTok"> <text:s/></text:span><text:line-break/><text:span text:style-name="NormalTok"> <text:s/></text:span><text:span text:style-name="ControlFlowTok">for</text:span><text:span text:style-name="NormalTok">(i </text:span><text:span text:style-name="ControlFlowTok">in</text:span><text:span text:style-name="NormalTok"> </text:span><text:span text:style-name="DecValTok">1</text:span><text:span text:style-name="SpecialCharTok">:</text:span><text:span text:style-name="FunctionTok">length</text:span><text:span text:style-name="NormalTok">(group1)){</text:span><text:line-break/><text:span text:style-name="NormalTok"> <text:s text:c="3"/></text:span><text:line-break/><text:span text:style-name="NormalTok"> <text:s text:c="3"/>grp1_rows[[i]] </text:span><text:span text:style-name="OtherTok">&lt;-</text:span><text:span text:style-name="NormalTok"> </text:span><text:span text:style-name="FunctionTok">colData</text:span><text:span text:style-name="NormalTok">(dds)[[group1[[i]][</text:span><text:span text:style-name="DecValTok">1</text:span><text:span text:style-name="NormalTok">]]] </text:span><text:span text:style-name="SpecialCharTok">%in%</text:span><text:span text:style-name="NormalTok"> group1[[i]][</text:span><text:span text:style-name="DecValTok">2</text:span><text:span text:style-name="SpecialCharTok">:</text:span><text:span text:style-name="FunctionTok">length</text:span><text:span text:style-name="NormalTok">(group1[[i]])]</text:span><text:line-break/><text:span text:style-name="NormalTok"> <text:s text:c="3"/></text:span><text:line-break/><text:span text:style-name="NormalTok"> <text:s/>}</text:span><text:line-break/><text:span text:style-name="NormalTok"> <text:s/></text:span><text:line-break/><text:span text:style-name="NormalTok"> <text:s/></text:span><text:line-break/><text:span text:style-name="NormalTok"> <text:s/></text:span><text:span text:style-name="ControlFlowTok">for</text:span><text:span text:style-name="NormalTok">(i </text:span><text:span text:style-name="ControlFlowTok">in</text:span><text:span text:style-name="NormalTok"> </text:span><text:span text:style-name="DecValTok">1</text:span><text:span text:style-name="SpecialCharTok">:</text:span><text:span text:style-name="FunctionTok">length</text:span><text:span text:style-name="NormalTok">(group2)){</text:span><text:line-break/><text:span text:style-name="NormalTok"> <text:s text:c="3"/></text:span><text:line-break/><text:span text:style-name="NormalTok"> <text:s text:c="3"/>grp2_rows[[i]] </text:span><text:span text:style-name="OtherTok">&lt;-</text:span><text:span text:style-name="NormalTok"> </text:span><text:span text:style-name="FunctionTok">colData</text:span><text:span text:style-name="NormalTok">(dds)[[group2[[i]][</text:span><text:span text:style-name="DecValTok">1</text:span><text:span text:style-name="NormalTok">]]] </text:span><text:span text:style-name="SpecialCharTok">%in%</text:span><text:span text:style-name="NormalTok"> group2[[i]][</text:span><text:span text:style-name="DecValTok">2</text:span><text:span text:style-name="SpecialCharTok">:</text:span><text:span text:style-name="FunctionTok">length</text:span><text:span text:style-name="NormalTok">(group2[[i]])]</text:span><text:line-break/><text:span text:style-name="NormalTok"> <text:s text:c="3"/></text:span><text:line-break/><text:span text:style-name="NormalTok"> <text:s/>}</text:span><text:line-break/><text:span text:style-name="NormalTok"> <text:s/></text:span><text:line-break/><text:span text:style-name="NormalTok"> <text:s/>grp1_rows </text:span><text:span text:style-name="OtherTok">&lt;-</text:span><text:span text:style-name="NormalTok"> </text:span><text:span text:style-name="FunctionTok">Reduce</text:span><text:span text:style-name="NormalTok">(</text:span><text:span text:style-name="ControlFlowTok">function</text:span><text:span text:style-name="NormalTok">(x, y) x </text:span><text:span text:style-name="SpecialCharTok">&amp;</text:span><text:span text:style-name="NormalTok"> y, grp1_rows)</text:span><text:line-break/><text:span text:style-name="NormalTok"> <text:s/>grp2_rows </text:span><text:span text:style-name="OtherTok">&lt;-</text:span><text:span text:style-name="NormalTok"> </text:span><text:span text:style-name="FunctionTok">Reduce</text:span><text:span text:style-name="NormalTok">(</text:span><text:span text:style-name="ControlFlowTok">function</text:span><text:span text:style-name="NormalTok">(x, y) x </text:span><text:span text:style-name="SpecialCharTok">&amp;</text:span><text:span text:style-name="NormalTok"> y, grp2_rows)</text:span><text:line-break/><text:span text:style-name="NormalTok"> <text:s/></text:span><text:line-break/><text:span text:style-name="NormalTok"> <text:s/>mod_mat1 </text:span><text:span text:style-name="OtherTok">&lt;-</text:span><text:span text:style-name="NormalTok"> mod_mat[grp1_rows, ,drop</text:span><text:span text:style-name="OtherTok">=</text:span><text:span text:style-name="NormalTok">F]</text:span><text:line-break/><text:span text:style-name="NormalTok"> <text:s/>mod_mat2 </text:span><text:span text:style-name="OtherTok">&lt;-</text:span><text:span text:style-name="NormalTok"> mod_mat[grp2_rows, ,drop</text:span><text:span text:style-name="OtherTok">=</text:span><text:span text:style-name="NormalTok">F]</text:span><text:line-break/><text:span text:style-name="NormalTok"> <text:s/></text:span><text:line-break/><text:span text:style-name="NormalTok"> <text:s/></text:span><text:span text:style-name="ControlFlowTok">if</text:span><text:span text:style-name="NormalTok">(</text:span><text:span text:style-name="SpecialCharTok">!</text:span><text:span text:style-name="NormalTok">weighted){</text:span><text:line-break/><text:span text:style-name="NormalTok"> <text:s text:c="3"/></text:span><text:line-break/><text:span text:style-name="NormalTok"> <text:s text:c="3"/>mod_mat1 </text:span><text:span text:style-name="OtherTok">&lt;-</text:span><text:span text:style-name="NormalTok"> mod_mat1[</text:span><text:span text:style-name="SpecialCharTok">!</text:span><text:span text:style-name="FunctionTok">duplicated</text:span><text:span text:style-name="NormalTok">(mod_mat1),,drop</text:span><text:span text:style-name="OtherTok">=</text:span><text:span text:style-name="NormalTok">F]</text:span><text:line-break/><text:span text:style-name="NormalTok"> <text:s text:c="3"/>mod_mat2 </text:span><text:span text:style-name="OtherTok">&lt;-</text:span><text:span text:style-name="NormalTok"> mod_mat2[</text:span><text:span text:style-name="SpecialCharTok">!</text:span><text:span text:style-name="FunctionTok">duplicated</text:span><text:span text:style-name="NormalTok">(mod_mat2),,drop</text:span><text:span text:style-name="OtherTok">=</text:span><text:span text:style-name="NormalTok">F]</text:span><text:line-break/><text:span text:style-name="NormalTok"> <text:s text:c="3"/></text:span><text:line-break/><text:span text:style-name="NormalTok"> <text:s/>}</text:span><text:line-break/><text:span text:style-name="NormalTok"> <text:s/></text:span><text:line-break/><text:span text:style-name="NormalTok"> <text:s/></text:span><text:span text:style-name="FunctionTok">return</text:span><text:span text:style-name="NormalTok">(</text:span><text:span text:style-name="FunctionTok">colMeans</text:span><text:span text:style-name="NormalTok">(mod_mat1)</text:span><text:span text:style-name="SpecialCharTok">-</text:span><text:span text:style-name="FunctionTok">colMeans</text:span><text:span text:style-name="NormalTok">(mod_mat2))</text:span><text:line-break/><text:span text:style-name="NormalTok"> <text:s/></text:span><text:line-break/><text:span text:style-name="NormalTok"> <text:s/></text:span><text:line-break/><text:span text:style-name="NormalTok">}</text:span></text:p>
      <text:h text:style-name="Heading_20_1" text:outline-level="1"><text:bookmark-start text:name="view-and-filter-results-1"/><text:bookmark-end text:name="define-the-contraster-function"/><text:soft-page-break/>View and filter results</text:h>
      <text:p text:style-name="P6"/>
      <text:p text:style-name="Source_20_Code"><text:span text:style-name="CommentTok"># Perform your desired contrast <text:s text:c="2"/></text:span><text:line-break/><text:span text:style-name="NormalTok">results_table1 </text:span><text:span text:style-name="OtherTok">&lt;-</text:span><text:span text:style-name="NormalTok"> </text:span><text:span text:style-name="FunctionTok">results</text:span><text:span text:style-name="NormalTok">(dds, </text:span><text:line-break/><text:span text:style-name="NormalTok"> <text:s text:c="15"/></text:span><text:span text:style-name="AttributeTok">contrast =</text:span><text:span text:style-name="NormalTok"> </text:span><text:span text:style-name="FunctionTok">contraster</text:span><text:span text:style-name="NormalTok">(dds, </text:span><text:line-break/><text:span text:style-name="NormalTok"> <text:s text:c="37"/></text:span><text:span text:style-name="AttributeTok">group1 =</text:span><text:span text:style-name="NormalTok"> </text:span><text:span text:style-name="FunctionTok">list</text:span><text:span text:style-name="NormalTok">(</text:span><text:span text:style-name="FunctionTok">c</text:span><text:span text:style-name="NormalTok">(</text:span><text:span text:style-name="StringTok">"grouping"</text:span><text:span text:style-name="NormalTok">, </text:span><text:span text:style-name="StringTok">"level 1"</text:span><text:span text:style-name="NormalTok">)),</text:span><text:line-break/><text:span text:style-name="NormalTok"> <text:s text:c="37"/></text:span><text:span text:style-name="AttributeTok">group2 =</text:span><text:span text:style-name="NormalTok"> </text:span><text:span text:style-name="FunctionTok">list</text:span><text:span text:style-name="NormalTok">(</text:span><text:span text:style-name="FunctionTok">c</text:span><text:span text:style-name="NormalTok">(</text:span><text:span text:style-name="StringTok">"grouping"</text:span><text:span text:style-name="NormalTok">, </text:span><text:span text:style-name="StringTok">"level 3"</text:span><text:span text:style-name="NormalTok">, </text:span><text:span text:style-name="StringTok">"level 4"</text:span><text:span text:style-name="NormalTok">))))</text:span></text:p>
      <text:p text:style-name="Source_20_Code"><text:span text:style-name="CommentTok"># Check the intercept and coefficients*</text:span><text:line-break/><text:span text:style-name="FunctionTok">contraster</text:span><text:span text:style-name="NormalTok">(dds, </text:span><text:line-break/><text:span text:style-name="NormalTok"> <text:s text:c="10"/></text:span><text:span text:style-name="AttributeTok">group1 =</text:span><text:span text:style-name="NormalTok"> </text:span><text:span text:style-name="FunctionTok">list</text:span><text:span text:style-name="NormalTok">(</text:span><text:span text:style-name="FunctionTok">c</text:span><text:span text:style-name="NormalTok">(</text:span><text:span text:style-name="StringTok">"grouping"</text:span><text:span text:style-name="NormalTok">, </text:span><text:span text:style-name="StringTok">"level 1"</text:span><text:span text:style-name="NormalTok">)), </text:span><text:line-break/><text:span text:style-name="NormalTok"> <text:s text:c="10"/></text:span><text:span text:style-name="AttributeTok">group2 =</text:span><text:span text:style-name="NormalTok"> </text:span><text:span text:style-name="FunctionTok">list</text:span><text:span text:style-name="NormalTok">(</text:span><text:span text:style-name="FunctionTok">c</text:span><text:span text:style-name="NormalTok">(</text:span><text:span text:style-name="StringTok">"grouping"</text:span><text:span text:style-name="NormalTok">, </text:span><text:span text:style-name="StringTok">"level 3"</text:span><text:span text:style-name="NormalTok">, </text:span><text:span text:style-name="StringTok">"level 4"</text:span><text:span text:style-name="NormalTok">)))</text:span></text:p>
      <text:p text:style-name="Source_20_Code"><text:span text:style-name="CommentTok"># Remove genes with missing values</text:span><text:line-break/><text:span text:style-name="NormalTok">results_table1 </text:span><text:span text:style-name="OtherTok">&lt;-</text:span><text:span text:style-name="NormalTok"> </text:span><text:span text:style-name="FunctionTok">na.omit</text:span><text:span text:style-name="NormalTok">(results_table1)</text:span></text:p>
      <text:p text:style-name="Source_20_Code"><text:span text:style-name="CommentTok"># Filter for significant genes (adjusted p-value &lt; 0.05)</text:span><text:line-break/><text:span text:style-name="NormalTok">significant_genes1 </text:span><text:span text:style-name="OtherTok">&lt;-</text:span><text:span text:style-name="NormalTok"> results_table1[results_table1</text:span><text:span text:style-name="SpecialCharTok">$</text:span><text:span text:style-name="NormalTok">padj </text:span><text:span text:style-name="SpecialCharTok">&lt;</text:span><text:span text:style-name="NormalTok"> </text:span><text:span text:style-name="FloatTok">0.05</text:span><text:span text:style-name="NormalTok">, ]</text:span></text:p>
      <text:p text:style-name="Source_20_Code"><text:span text:style-name="CommentTok"># Check how many genes are significant</text:span><text:line-break/><text:span text:style-name="FunctionTok">nrow</text:span><text:span text:style-name="NormalTok">(significant_genes1)</text:span></text:p>
      <text:p text:style-name="P1"/>
      <text:p text:style-name="First_20_Paragraph">Simple Analogy for Intercepts and Coefficients:</text:p>
      <text:p text:style-name="Text_20_body">Imagine you’re comparing how tall people are in two different classrooms: Class A and Class B.</text:p>
      <text:list xml:id="list3453861980" text:style-name="WWNum2">
        <text:list-item>
          <text:p text:style-name="P5">The intercept is like the average height of the first group you’re using as a baseline — for example, Class A.</text:p>
        </text:list-item>
        <text:list-item>
          <text:p text:style-name="P5">The coefficient is how much taller or shorter people in Class B are compared to Class A.</text:p>
        </text:list-item>
      </text:list>
      <text:p text:style-name="First_20_Paragraph">Here, we’re doing the same thing — just not with height, but with gene expression.</text:p>
      <text:h text:style-name="Heading_20_1" text:outline-level="1"><text:bookmark-start text:name="identify-up--and-down-regulated-genes-1"/><text:bookmark-end text:name="view-and-filter-results-1"/>Identify Up- and Down-regulated genes</text:h>
      <text:p text:style-name="P6"/>
      <text:p text:style-name="Source_20_Code"><text:span text:style-name="CommentTok"># Up-regulated in inter (log2 Fold Change &gt; 1)</text:span><text:line-break/><text:span text:style-name="NormalTok">up_genes1 </text:span><text:span text:style-name="OtherTok">&lt;-</text:span><text:span text:style-name="NormalTok"> significant_genes1[significant_genes1</text:span><text:span text:style-name="SpecialCharTok">$</text:span><text:span text:style-name="NormalTok">log2FoldChange </text:span><text:span text:style-name="SpecialCharTok">&gt;</text:span><text:span text:style-name="NormalTok"> </text:span><text:span text:style-name="DecValTok">1</text:span><text:span text:style-name="NormalTok">, ]</text:span></text:p>
      <text:p text:style-name="Source_20_Code"><text:span text:style-name="CommentTok"># Down-regulated in inter (log2 Fold Change &lt; -1)</text:span><text:line-break/><text:span text:style-name="NormalTok">down_genes1 </text:span><text:span text:style-name="OtherTok">&lt;-</text:span><text:span text:style-name="NormalTok"> significant_genes1[significant_genes1</text:span><text:span text:style-name="SpecialCharTok">$</text:span><text:span text:style-name="NormalTok">log2FoldChange </text:span><text:span text:style-name="SpecialCharTok">&lt;</text:span><text:span text:style-name="NormalTok"> </text:span><text:span text:style-name="SpecialCharTok">-</text:span><text:span text:style-name="DecValTok">1</text:span><text:span text:style-name="NormalTok">, ]</text:span></text:p>
      <text:h text:style-name="Heading_20_1" text:outline-level="1"><text:bookmark-start text:name="save-the-results-1"/><text:bookmark-end text:name="identify-up--and-down-regulated-genes-1"/><text:soft-page-break/>Save the results</text:h>
      <text:p text:style-name="P6"/>
      <text:p text:style-name="P4"><text:span text:style-name="CommentTok"># Save results to CSV</text:span><text:line-break/><text:span text:style-name="FunctionTok">write.csv</text:span><text:span text:style-name="NormalTok">(</text:span><text:span text:style-name="FunctionTok">as.data.frame</text:span><text:span text:style-name="NormalTok">(up_genes1), </text:span><text:span text:style-name="StringTok">"your_output_up.csv"</text:span><text:span text:style-name="NormalTok">)</text:span></text:p>
      <text:p text:style-name="Source_20_Code"><text:span text:style-name="FunctionTok">write.csv</text:span><text:span text:style-name="NormalTok">(</text:span><text:span text:style-name="FunctionTok">as.data.frame</text:span><text:span text:style-name="NormalTok">(down_genes1), </text:span><text:span text:style-name="StringTok">"your_output_down.csv"</text:span><text:span text:style-name="NormalTok">)</text:span><text:bookmark-end text:name="save-the-results-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caption" style:family="paragraph" style:parent-style-name="Standard" loext:linked-style-name="Caption_20_Char">
      <style:paragraph-properties fo:margin-top="0in" fo:margin-bottom="0.0835in" style:contextual-spacing="false"/>
      <style:text-properties fo:font-style="italic" style:font-style-asian="italic"/>
    </style:style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loext:graphic-properties draw:fill="solid" draw:fill-color="#f8f8f8"/>
      <style:paragraph-properties fo:background-color="#f8f8f8"/>
    </style:style>
    <style:style style:name="Default_20_Paragraph_20_Font" style:display-name="Default Paragraph Font" style:family="text"/>
    <style:style style:name="Caption_20_Char" style:display-name="Caption Char" style:family="text" style:parent-style-name="Default_20_Paragraph_20_Font" loext:linked-style-name="caption"/>
    <style:style style:name="Verbatim_20_Char" style:display-name="Verbatim Char" style:family="text" style:parent-style-name="Caption_20_Char" loext:linked-style-name="Source_20_Code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Caption_20_Char"/>
    <style:style style:name="Footnote_20_Symbol" style:display-name="Footnote Symbol" style:family="text" style:parent-style-name="Caption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Caption_20_Char">
      <style:text-properties fo:color="#4f81bd" loext:opacity="100%"/>
    </style:style>
    <style:style style:name="KeywordTok" style:family="text" style:parent-style-name="Verbatim_20_Char">
      <style:text-properties fo:color="#204a87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DataTypeTok" style:family="text" style:parent-style-name="Verbatim_20_Char">
      <style:text-properties fo:color="#204a87" loext:opacity="100%" style:font-name="Consolas" fo:font-family="Consolas" style:font-family-generic="roman" style:font-pitch="variable" fo:font-size="11pt" fo:background-color="#f8f8f8" style:font-size-asian="11pt"/>
    </style:style>
    <style:style style:name="DecValTok" style:family="text" style:parent-style-name="Verbatim_20_Char">
      <style:text-properties fo:color="#0000cf" loext:opacity="100%" style:font-name="Consolas" fo:font-family="Consolas" style:font-family-generic="roman" style:font-pitch="variable" fo:font-size="11pt" fo:background-color="#f8f8f8" style:font-size-asian="11pt"/>
    </style:style>
    <style:style style:name="BaseNTok" style:family="text" style:parent-style-name="Verbatim_20_Char">
      <style:text-properties fo:color="#0000cf" loext:opacity="100%" style:font-name="Consolas" fo:font-family="Consolas" style:font-family-generic="roman" style:font-pitch="variable" fo:font-size="11pt" fo:background-color="#f8f8f8" style:font-size-asian="11pt"/>
    </style:style>
    <style:style style:name="FloatTok" style:family="text" style:parent-style-name="Verbatim_20_Char">
      <style:text-properties fo:color="#0000cf" loext:opacity="100%" style:font-name="Consolas" fo:font-family="Consolas" style:font-family-generic="roman" style:font-pitch="variable" fo:font-size="11pt" fo:background-color="#f8f8f8" style:font-size-asian="11pt"/>
    </style:style>
    <style:style style:name="ConstantTok" style:family="text" style:parent-style-name="Verbatim_20_Char">
      <style:text-properties fo:color="#8f5902" loext:opacity="100%" style:font-name="Consolas" fo:font-family="Consolas" style:font-family-generic="roman" style:font-pitch="variable" fo:font-size="11pt" fo:background-color="#f8f8f8" style:font-size-asian="11pt"/>
    </style:style>
    <style:style style:name="CharTok" style:family="text" style:parent-style-name="Verbatim_20_Char">
      <style:text-properties fo:color="#4e9a06" loext:opacity="100%" style:font-name="Consolas" fo:font-family="Consolas" style:font-family-generic="roman" style:font-pitch="variable" fo:font-size="11pt" fo:background-color="#f8f8f8" style:font-size-asian="11pt"/>
    </style:style>
    <style:style style:name="SpecialCharTok" style:family="text" style:parent-style-name="Verbatim_20_Char">
      <style:text-properties fo:color="#ce5c00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StringTok" style:family="text" style:parent-style-name="Verbatim_20_Char">
      <style:text-properties fo:color="#4e9a06" loext:opacity="100%" style:font-name="Consolas" fo:font-family="Consolas" style:font-family-generic="roman" style:font-pitch="variable" fo:font-size="11pt" fo:background-color="#f8f8f8" style:font-size-asian="11pt"/>
    </style:style>
    <style:style style:name="VerbatimStringTok" style:family="text" style:parent-style-name="Verbatim_20_Char">
      <style:text-properties fo:color="#4e9a06" loext:opacity="100%" style:font-name="Consolas" fo:font-family="Consolas" style:font-family-generic="roman" style:font-pitch="variable" fo:font-size="11pt" fo:background-color="#f8f8f8" style:font-size-asian="11pt"/>
    </style:style>
    <style:style style:name="SpecialStringTok" style:family="text" style:parent-style-name="Verbatim_20_Char">
      <style:text-properties fo:color="#4e9a06" loext:opacity="100%" style:font-name="Consolas" fo:font-family="Consolas" style:font-family-generic="roman" style:font-pitch="variable" fo:font-size="11pt" fo:background-color="#f8f8f8" style:font-size-asian="11pt"/>
    </style:style>
    <style:style style:name="Import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Comment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background-color="#f8f8f8" style:font-size-asian="11pt" style:font-style-asian="italic"/>
    </style:style>
    <style:style style:name="Documentation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Annotation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CommentVar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OtherTok" style:family="text" style:parent-style-name="Verbatim_20_Char">
      <style:text-properties fo:color="#8f5902" loext:opacity="100%" style:font-name="Consolas" fo:font-family="Consolas" style:font-family-generic="roman" style:font-pitch="variable" fo:font-size="11pt" fo:background-color="#f8f8f8" style:font-size-asian="11pt"/>
    </style:style>
    <style:style style:name="FunctionTok" style:family="text" style:parent-style-name="Verbatim_20_Char">
      <style:text-properties fo:color="#204a87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VariableTok" style:family="text" style:parent-style-name="Verbatim_20_Char">
      <style:text-properties fo:color="#000000" loext:opacity="100%" style:font-name="Consolas" fo:font-family="Consolas" style:font-family-generic="roman" style:font-pitch="variable" fo:font-size="11pt" fo:background-color="#f8f8f8" style:font-size-asian="11pt"/>
    </style:style>
    <style:style style:name="ControlFlowTok" style:family="text" style:parent-style-name="Verbatim_20_Char">
      <style:text-properties fo:color="#204a87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OperatorTok" style:family="text" style:parent-style-name="Verbatim_20_Char">
      <style:text-properties fo:color="#ce5c00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BuiltIn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Extension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Preprocessor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background-color="#f8f8f8" style:font-size-asian="11pt" style:font-style-asian="italic"/>
    </style:style>
    <style:style style:name="AttributeTok" style:family="text" style:parent-style-name="Verbatim_20_Char">
      <style:text-properties fo:color="#204a87" loext:opacity="100%" style:font-name="Consolas" fo:font-family="Consolas" style:font-family-generic="roman" style:font-pitch="variable" fo:font-size="11pt" fo:background-color="#f8f8f8" style:font-size-asian="11pt"/>
    </style:style>
    <style:style style:name="RegionMarker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Information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Warning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AlertTok" style:family="text" style:parent-style-name="Verbatim_20_Char">
      <style:text-properties fo:color="#ef2929" loext:opacity="100%" style:font-name="Consolas" fo:font-family="Consolas" style:font-family-generic="roman" style:font-pitch="variable" fo:font-size="11pt" fo:background-color="#f8f8f8" style:font-size-asian="11pt"/>
    </style:style>
    <style:style style:name="ErrorTok" style:family="text" style:parent-style-name="Verbatim_20_Char">
      <style:text-properties fo:color="#a40000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Normal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11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13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15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17" loext:num-list-format="–" style:num-suffix="–" text:bullet-char="–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229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G analysis sheet</dc:title>
    <dc:creator>Clement</dc:creator>
    <meta:editing-cycles>5</meta:editing-cycles>
    <meta:creation-date>2025-03-27T22:43:00</meta:creation-date>
    <dc:date>2025-03-28T10:19:00</dc:date>
    <meta:editing-duration>PT21M</meta:editing-duration>
    <meta:generator>LibreOffice/7.3.7.2$Linux_X86_64 LibreOffice_project/30$Build-2</meta:generator>
    <meta:document-statistic meta:table-count="0" meta:image-count="0" meta:object-count="0" meta:page-count="7" meta:paragraph-count="74" meta:word-count="1116" meta:character-count="8332" meta:non-whitespace-character-count="6834"/>
    <meta:user-defined meta:name="AppVersion">16.0000</meta:user-defined>
    <meta:user-defined meta:name="date">2025-03-25</meta:user-defined>
    <meta:user-defined meta:name="output">word_document</meta:user-defined>
    <meta:template xlink:type="simple" xlink:actuate="onRequest" xlink:title="Normal.dotm" xlink:href=""/>
  </office:meta>
</office:document-meta>
</file>